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5.30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b752" officeooo:paragraph-rsid="0000b752"/>
    </style:style>
    <style:style style:name="P2" style:family="paragraph" style:parent-style-name="Standard">
      <style:text-properties officeooo:rsid="0000b752" officeooo:paragraph-rsid="0001ba78"/>
    </style:style>
    <style:style style:name="P3" style:family="paragraph" style:parent-style-name="Standard">
      <style:text-properties officeooo:paragraph-rsid="0001ba78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a78" officeooo:paragraph-rsid="0001ba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161" officeooo:paragraph-rsid="000b7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a78" officeooo:paragraph-rsid="0001ba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41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161" officeooo:paragraph-rsid="000b7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41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41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41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41b70" officeooo:paragraph-rsid="00041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41b70" officeooo:paragraph-rsid="00041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d2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d2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881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9ad" officeooo:paragraph-rsid="00038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134" officeooo:paragraph-rsid="0002a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41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d2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881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389ad" officeooo:paragraph-rsid="00038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0a780e"/>
    </style:style>
    <style:style style:name="T7" style:family="text">
      <style:text-properties officeooo:rsid="0004fe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questão disser que uma aplicação financeira está <text:span text:style-name="T1">disponível para venda</text:span><text:span text:style-name="T2">, considerar que está se referindo a uma aplicação financeira </text:span><text:span text:style-name="T1">disponível para venda futura</text:span><text:span text:style-name="T2"> (encargos vão para o resultado, mas variação a VJ será registrada em AAP), e </text:span><text:span text:style-name="T1">não</text:span><text:span text:style-name="T2"> como negociação imediata (encargos e variação a VJ vão para o resultado).</text:span></text:p>
      <text:p text:style-name="P1"><text:span text:style-name="T2"/></text:p>
      <text:p text:style-name="P2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Critérios de avaliação do ativ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Estoques</text:p>
          </table:table-cell>
          <table:table-cell table:style-name="Table1.B2" office:value-type="string">
            <text:p text:style-name="P4">Custo ou valor realizável líquido, dos dois o <text:span text:style-name="T1">menor</text:span>.</text:p>
            <text:p text:style-name="P4"/>
            <text:p text:style-name="P7">Observações:</text:p>
            <text:p text:style-name="P18">O valor de <text:span text:style-name="T1">custo</text:span> deve incluir todos os custos de aquisição e de transformação, bem como outros incorridos para trazer os estoques à sua condição e localização atuais.</text:p>
            <text:p text:style-name="P18"/>
            <text:p text:style-name="P17">Despenca em prova:</text:p>
            <text:p text:style-name="P22">O <text:span text:style-name="T1">custo de aquisição dos estoques</text:span> compreende o preço de compra, os impostos de importação e outros tributos (exceto os recuperáveis), bem como os custos de transporte, seguro, manuseio e outros diretamente atribuíveis à aquisição de produtos acabados, materiais e serviços. Descontos comerciais, abatimentos e outros itens semelhantes devem ser <text:span text:style-name="T1">deduzidos</text:span> na determinação do custo de aquisição.</text:p>
            <text:p text:style-name="P22"/>
            <text:p text:style-name="P19">Estoque de produtos acabados<text:span text:style-name="T2">:</text:span></text:p>
            <text:list xml:id="list847931799" text:style-name="L4">
              <text:list-item>
                <text:p text:style-name="P9"><text:span text:style-name="T2">perdas </text:span><text:span text:style-name="T3">normais</text:span><text:span text:style-name="T2"> de produção → apropriadas ao custo;</text:span></text:p>
              </text:list-item>
              <text:list-item>
                <text:p text:style-name="P9"><text:span text:style-name="T2">perdas </text:span><text:span text:style-name="T3">excepcionais</text:span><text:span text:style-name="T2"> de produção → despesa.</text:span></text:p>
              </text:list-item>
            </text:list>
            <text:p text:style-name="P10"><text:span text:style-name="T2"/></text:p>
            <text:p text:style-name="P19"><text:span text:style-name="T7">Construção de a</text:span>tivo qualificável<text:span text:style-name="T2">:</text:span></text:p>
            <text:list xml:id="list3130354003" text:style-name="L5">
              <text:list-item>
                <text:p text:style-name="P11"><text:span text:style-name="T2">levam tempo substancial para ficarem prontos;</text:span></text:p>
              </text:list-item>
              <text:list-item>
                <text:p text:style-name="P11"><text:span text:style-name="T2">podem ser estoques, imobilizado, intangível, entre outros;</text:span></text:p>
              </text:list-item>
              <text:list-item>
                <text:p text:style-name="P12"><text:span text:style-name="T2">custos de empréstimos</text:span><text:span text:style-name="T5"> para financiar sua construção são </text:span><text:span text:style-name="T2">apropriados ao custo</text:span><text:span text:style-name="T5"> do ativo qualificável.</text:span></text:p>
              </text:list-item>
            </text:list>
            <text:p text:style-name="P13"><text:span text:style-name="T5"/></text:p>
            <text:p text:style-name="P20"><text:span text:style-name="T4">Estoques importados</text:span><text:span text:style-name="T5">:</text:span></text:p>
            <text:list xml:id="list3941151713" text:style-name="L6">
              <text:list-item>
                <text:p text:style-name="P14"><text:span text:style-name="T5">variação cambial incorrida até a entrada da matéria-prima no estabelecimento do comprador → apropriada ao custo;</text:span></text:p>
              </text:list-item>
              <text:list-item>
                <text:p text:style-name="P14"><text:span text:style-name="T5">variação cambial após → despesa financeira.</text:span></text:p>
              </text:list-item>
            </text:list>
            <text:p text:style-name="P15"><text:span text:style-name="T5"/></text:p>
            <text:p text:style-name="P21"><text:span text:style-name="T4">Matéria-prima</text:span><text:span text:style-name="T5">:</text:span></text:p>
            <text:list xml:id="list3946903624" text:style-name="L7">
              <text:list-item>
                <text:p text:style-name="P16"><text:span text:style-name="T5">comparar custo com o preço de reposição (custo corrente); </text:span><text:span text:style-name="T6">MAS</text:span></text:p>
              </text:list-item>
              <text:list-item>
                <text:p text:style-name="P16"><text:span text:style-name="T5">verificar se os produtos acabados nos quais a matéria-prima será incorporada tem preço de venda igual ou superior ao custo:</text:span></text:p>
                <text:list>
                  <text:list-item>
                    <text:p text:style-name="P16"><text:span text:style-name="T5">se sim → não se ajusta o estoque de matérias-primas;</text:span></text:p>
                  </text:list-item>
                  <text:list-item>
                    <text:p text:style-name="P16"><text:soft-page-break/><text:span text:style-name="T5">se não → é preciso ajustar o estoque de matérias-primas.</text:span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5">Estoques de mercadorias <text:span text:style-name="T1">fungíveis</text:span></text:p>
          </table:table-cell>
          <table:table-cell table:style-name="Table1.B2" office:value-type="string">
            <text:p text:style-name="P5">Valor de mercado, quando aceit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3T18:52:36.863000000</dc:date>
    <meta:editing-duration>PT48M38S</meta:editing-duration>
    <meta:editing-cycles>10</meta:editing-cycles>
    <meta:document-statistic meta:table-count="1" meta:image-count="0" meta:object-count="0" meta:page-count="2" meta:paragraph-count="25" meta:word-count="299" meta:character-count="1911" meta:non-whitespace-character-count="1648"/>
  </office:meta>
</office:document-meta>
</file>